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5E000000C95EB5D745DEF1E1FB.png" manifest:media-type="image/png"/>
  <manifest:file-entry manifest:full-path="Pictures/100002010000045A000000BEE4AE8992E0D6974E.png" manifest:media-type="image/png"/>
  <manifest:file-entry manifest:full-path="Pictures/10000201000004640000009730DA5379A1CE77E4.png" manifest:media-type="image/png"/>
  <manifest:file-entry manifest:full-path="Pictures/100002010000045D000000F77DB4928ED1E61A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2" text:anchor-type="paragraph" svg:width="17cm" svg:height="2.282cm" draw:z-index="1"><draw:image xlink:href="Pictures/10000201000004640000009730DA5379A1CE77E4.png" xlink:type="simple" xlink:show="embed" xlink:actuate="onLoad" loext:mime-type="image/png"/></draw:frame><draw:frame draw:style-name="fr1" draw:name="Image3" text:anchor-type="paragraph" svg:x="-0.113cm" svg:y="3.942cm" svg:width="17cm" svg:height="3.759cm" draw:z-index="2"><draw:image xlink:href="Pictures/100002010000045D000000F77DB4928ED1E61A7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h text:style-name="P1" text:outline-level="2"><text:bookmark text:name="especificacao"/>Especificação</text:h>
      <text:p text:style-name="Standard"><draw:frame draw:style-name="fr1" draw:name="Image4" text:anchor-type="paragraph" svg:x="-0.265cm" svg:y="0.736cm" svg:width="17cm" svg:height="2.898cm" draw:z-index="3"><draw:image xlink:href="Pictures/100002010000045A000000BEE4AE8992E0D6974E.png" xlink:type="simple" xlink:show="embed" xlink:actuate="onLoad" loext:mime-type="image/png"/></draw:frame><draw:frame draw:style-name="fr1" draw:name="Image1" text:anchor-type="paragraph" svg:x="-0.415cm" svg:y="4.752cm" svg:width="17cm" svg:height="3.055cm" draw:z-index="0"><draw:image xlink:href="Pictures/100002010000045E000000C95EB5D745DEF1E1F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4:06:08.521866189</meta:creation-date>
    <meta:generator>LibreOffice/6.0.7.3$Linux_X86_64 LibreOffice_project/00m0$Build-3</meta:generator>
    <dc:date>2021-04-02T14:10:53.844141520</dc:date>
    <meta:editing-duration>PT4M44S</meta:editing-duration>
    <meta:editing-cycles>2</meta:editing-cycles>
    <meta:document-statistic meta:table-count="0" meta:image-count="4" meta:object-count="0" meta:page-count="1" meta:paragraph-count="1" meta:word-count="1" meta:character-count="13" meta:non-whitespace-character-count="13"/>
  </office:meta>
</office:document-meta>
</file>